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c69c" officeooo:paragraph-rsid="0006c69c"/>
    </style:style>
    <style:style style:name="P2" style:family="paragraph" style:parent-style-name="Standard">
      <style:paragraph-properties fo:text-align="justify" style:justify-single-word="false"/>
      <style:text-properties officeooo:rsid="0006c69c" officeooo:paragraph-rsid="0006c69c"/>
    </style:style>
    <style:style style:name="P3" style:family="paragraph" style:parent-style-name="Standard">
      <style:paragraph-properties fo:text-align="justify" style:justify-single-word="false"/>
      <style:text-properties officeooo:rsid="0006c69c" officeooo:paragraph-rsid="0009e2a7"/>
    </style:style>
    <style:style style:name="P4" style:family="paragraph" style:parent-style-name="Standard">
      <style:paragraph-properties fo:text-align="justify" style:justify-single-word="false"/>
      <style:text-properties fo:color="#55308d" officeooo:rsid="0006c69c" officeooo:paragraph-rsid="0006c69c"/>
    </style:style>
    <style:style style:name="P5" style:family="paragraph" style:parent-style-name="Standard">
      <style:paragraph-properties fo:text-align="justify" style:justify-single-word="false"/>
      <style:text-properties fo:color="#55308d" officeooo:rsid="000e6288" officeooo:paragraph-rsid="000e6288"/>
    </style:style>
    <style:style style:name="P6" style:family="paragraph" style:parent-style-name="Standard">
      <style:paragraph-properties fo:text-align="justify" style:justify-single-word="false"/>
      <style:text-properties fo:color="#ff0000" officeooo:rsid="0006c69c" officeooo:paragraph-rsid="0009e2a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d3aa2"/>
    </style:style>
    <style:style style:name="T3" style:family="text">
      <style:text-properties fo:color="#55308d"/>
    </style:style>
    <style:style style:name="T4" style:family="text">
      <style:text-properties officeooo:rsid="001d3a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RECINTO FISCAL</text:p>
      <text:p text:style-name="P1"/>
      <text:p text:style-name="P4">SU NOMBRE ES: “RECINTO FISCAL y ALMACENAJE CENTRO AMERICANO”</text:p>
      <text:p text:style-name="P2"/>
      <text:p text:style-name="P4"><text:span text:style-name="T1">NACE</text:span> EN EL AÑO 1999, </text:p>
      <text:p text:style-name="P4">NUESTRAS INSTALACIONES FUERON DISEÑADAS Y CONSTRUIDAS ESPECÍFICAMENTE PARA LA OPERACIÓN DE UN </text:p>
      <text:p text:style-name="P4">ALMACÉN GENERAL DE DEPÓSITO Y SE LOCALIZAN EN LA ZONA COSTERA DE MAYOR POLO INDUSTRIAL DEL </text:p>
      <text:p text:style-name="P3"><text:span text:style-name="T3">PAÍS.</text:span> </text:p>
      <text:p text:style-name="P6">“Es una sociedad anónima constituida legalmente el 29 de octubre de 1999.”</text:p>
      <text:p text:style-name="P2"/>
      <text:p text:style-name="P4">DISEÑADO POR ARQUITECTOS E INGENIEROS ESPECIALIZADOS.-</text:p>
      <text:p text:style-name="P2"/>
      <text:p text:style-name="P4">a. PRIMERA PLANTA: PARA VEHICULOS IMPORTADOS</text:p>
      <text:p text:style-name="P4">b. SEGUNDA PLANTA: PARA INSUMOS QUIMICOS</text:p>
      <text:p text:style-name="P4">c. TERCERA PLANTA: INSUMOS MEDICOS</text:p>
      <text:p text:style-name="P4">d. CUARTA PLANTA: INSUMOS COSMETICOS</text:p>
      <text:p text:style-name="P4">e. QUINTA PLANTA: PRODUCTOS ALIMENTICIOS NO PEREDECEDEROS</text:p>
      <text:p text:style-name="P2"/>
      <text:p text:style-name="P4">LA CONSTRUCCION SERA PAULATINA: EN PRIMER LUGAR SE CONSTRUIRAN LAS OFICINAS </text:p>
      <text:p text:style-name="P4">PRINCIPALES Y LA PARTE DEL PARQUEO POSTERIORMENTE LAS REQUERIDAS POR LEY.</text:p>
      <text:p text:style-name="P2"/>
      <text:p text:style-name="P5">A 5 MINUTOS DEL PUERTO DE LA LIBERTAD PODRÁS ENCONTRAR TU SOLUCIÓN PARA ALMACENAJE.</text:p>
      <text:p text:style-name="P5"/>
      <text:p text:style-name="P5">FUNCIONARÁ COMO RECINTO FISCAL Y ALMACENAJE CENTRO </text:p>
      <text:p text:style-name="P5">AMERICANO CON SERVICIOS DE AGENTE ADUANAL.-</text:p>
      <text:p text:style-name="P5"/>
      <text:p text:style-name="P5">ESTAR<text:span text:style-name="T4">Á</text:span> LISTO PARA FUNCIONAR COMO RECINTO FISCAL Y COMO </text:p>
      <text:p text:style-name="P5">DEPOSITO <text:span text:style-name="T1">TEMP</text:span><text:span text:style-name="T2">O</text:span><text:span text:style-name="T1">RAL</text:span> DE ADUANAS.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5:20:37.242545956</meta:creation-date>
    <dc:date>2021-02-04T16:13:30.422904676</dc:date>
    <meta:editing-duration>PT42M38S</meta:editing-duration>
    <meta:editing-cycles>19</meta:editing-cycles>
    <meta:generator>LibreOffice/6.4.6.2$Linux_X86_64 LibreOffice_project/40$Build-2</meta:generator>
    <meta:document-statistic meta:table-count="0" meta:image-count="0" meta:object-count="0" meta:page-count="1" meta:paragraph-count="20" meta:word-count="155" meta:character-count="1045" meta:non-whitespace-character-count="903"/>
  </office:meta>
</office:document-meta>
</file>